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mazon Ember" svg:font-family="'Amazon Ember', 'Helvetica Neue', Roboto, Arial, sans-serif"/>
    <style:font-face style:name="Consolas" svg:font-family="Consolas, 'Courier New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1708in" table:align="left"/>
    </style:style>
    <style:style style:name="Table1.A" style:family="table-column">
      <style:table-column-properties style:column-width="1.0417in"/>
    </style:style>
    <style:style style:name="Table1.B" style:family="table-column">
      <style:table-column-properties style:column-width="5.129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style:line-height-at-least="0.198in"/>
      <style:text-properties fo:color="#3b3b3b" fo:background-color="#ffffff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paragraph-properties fo:padding="0in" fo:border="none"/>
    </style:style>
    <style:style style:name="P6" style:family="paragraph" style:parent-style-name="Text_20_body" style:list-style-name="L1">
      <style:paragraph-properties fo:padding="0in" fo:border="none"/>
    </style:style>
    <style:style style:name="P7" style:family="paragraph" style:parent-style-name="Text_20_body" style:list-style-name="L2">
      <style:paragraph-properties fo:padding="0in" fo:border="none"/>
    </style:style>
    <style:style style:name="P8" style:family="paragraph" style:parent-style-name="Table_20_Heading">
      <style:paragraph-properties fo:padding="0.0193in" fo:border="0.0138in solid #30363d"/>
    </style:style>
    <style:style style:name="P9" style:family="paragraph" style:parent-style-name="Table_20_Heading">
      <style:paragraph-properties fo:padding="0in" fo:border="none"/>
    </style:style>
    <style:style style:name="P10" style:family="paragraph" style:parent-style-name="Table_20_Contents">
      <style:paragraph-properties fo:padding="0.0193in" fo:border="0.0138in solid #30363d"/>
    </style:style>
    <style:style style:name="P11" style:family="paragraph" style:parent-style-name="Heading_20_2">
      <style:paragraph-properties fo:padding="0in" fo:border="none"/>
    </style:style>
    <style:style style:name="T1" style:family="text">
      <style:text-properties fo:font-weight="bold"/>
    </style:style>
    <style:style style:name="T2" style:family="text">
      <style:text-properties fo:color="#0000ff"/>
    </style:style>
    <style:style style:name="T3" style:family="text">
      <style:text-properties fo:color="#0000ff" style:font-name="Consolas" fo:font-size="10.5pt" fo:font-weight="normal" fo:background-color="#ffffff"/>
    </style:style>
    <style:style style:name="T4" style:family="text">
      <style:text-properties fo:color="#3b3b3b" style:font-name="Consolas" fo:font-size="10.5pt" fo:font-weight="normal" fo:background-color="#ffffff"/>
    </style:style>
    <style:style style:name="T5" style:family="text">
      <style:text-properties fo:color="#795e26"/>
    </style:style>
    <style:style style:name="T6" style:family="text">
      <style:text-properties fo:color="#795e26" style:font-name="Consolas" fo:font-size="10.5pt" fo:font-weight="normal" fo:background-color="#ffffff"/>
    </style:style>
    <style:style style:name="T7" style:family="text">
      <style:text-properties fo:color="#001080"/>
    </style:style>
    <style:style style:name="T8" style:family="text">
      <style:text-properties fo:color="#001080" style:font-name="Consolas" fo:font-size="10.5pt" fo:font-weight="normal" fo:background-color="#ffffff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af00db" style:font-name="Consolas" fo:font-size="10.5pt" fo:font-weight="normal"/>
    </style:style>
    <style:style style:name="T11" style:family="text">
      <style:text-properties fo:color="#a31515" style:font-name="Consolas" fo:font-size="10.5pt" fo:font-weight="normal"/>
    </style:style>
    <style:style style:name="T12" style:family="text">
      <style:text-properties fo:color="#098658" style:font-name="Consolas" fo:font-size="10.5pt" fo:font-weight="normal"/>
    </style:style>
    <style:style style:name="T13" style:family="text">
      <style:text-properties fo:font-style="italic"/>
    </style:style>
    <style:style style:name="T14" style:family="text">
      <style:text-properties fo:font-variant="normal" fo:text-transform="none" fo:color="#0f141a" style:font-name="Amazon Ember" fo:font-size="10.5pt" fo:letter-spacing="normal" fo:font-style="normal" fo:font-weight="normal"/>
    </style:style>
    <style:style style:name="T15" style:family="text">
      <style:text-properties fo:font-variant="normal" fo:text-transform="none" fo:color="#0f141a" style:font-name="Amazon Ember" fo:font-size="10.5pt" fo:letter-spacing="normal" fo:font-style="italic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e Nautilus DevOps team is embracing serverless architecture by integrating AWS Lambda into their operational tasks. They have decided to deploy a simple Lambda function that will return a custom greeting to demonstrate serverless capabilities effectively. This function is crucial for showcasing rapid deployment and easy scalability features of AWS Lambda to the team.</text:p>
      <text:list xml:id="list2118010419459123551" text:style-name="L1">
        <text:list-item>
          <text:p text:style-name="P6"><text:span text:style-name="T1">Create Lambda Function:</text:span> Create a Lambda function named <text:span text:style-name="Source_20_Text">nautilus-lambda</text:span>.</text:p>
        </text:list-item>
        <text:list-item>
          <text:p text:style-name="P6"><text:span text:style-name="T1">Runtime:</text:span> Use the Runtime <text:span text:style-name="Source_20_Text">Python</text:span>.</text:p>
        </text:list-item>
        <text:list-item>
          <text:p text:style-name="P6"><text:span text:style-name="T1">Deploy:</text:span> The function should print the body <text:span text:style-name="Source_20_Text">Welcome to KKE AWS Labs!</text:span>.</text:p>
        </text:list-item>
        <text:list-item>
          <text:p text:style-name="P6"><text:span text:style-name="T1">Status Code:</text:span> Ensure the status code is <text:span text:style-name="Source_20_Text">200</text:span>.</text:p>
        </text:list-item>
        <text:list-item>
          <text:p text:style-name="P6"><text:span text:style-name="T1">IAM Role:</text:span> Create and use the IAM role named <text:span text:style-name="Source_20_Text">lambda_execution_role</text:span>.</text:p>
        </text:list-item>
      </text:list>
      <text:p text:style-name="P5">Use the AWS Console to complete this task.</text:p>
      <text:p text:style-name="Text_20_body"/>
      <text:p text:style-name="P5">Use below given <text:span text:style-name="T1">AWS Credentials:</text:span> (You can run the <text:span text:style-name="Source_20_Text">showcreds</text:span> command on <text:span text:style-name="Source_20_Text">aws-client</text:span> host to retrieve these credentials)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8"><text:bookmark text:name="console_url"/>Console URL<text:bookmark text:name="https://797369401062.signin.aws.amazon.com/console?region=us-east-1"/></text:p>
            </table:table-cell>
            <table:table-cell table:style-name="Table1.A1" office:value-type="string">
              <text:p text:style-name="P9"><text:a xlink:type="simple" xlink:href="https://797369401062.signin.aws.amazon.com/console?region=us-east-1" office:target-frame-name="_blank" xlink:show="new" text:style-name="Internet_20_link" text:visited-style-name="Visited_20_Internet_20_Link">https://797369401062.signin.aws.amazon.com/console?region=us-east-1</text:a></text:p>
            </table:table-cell>
          </table:table-row>
        </table:table-header-rows>
        <table:table-row>
          <table:table-cell table:style-name="Table1.A1" office:value-type="string">
            <text:p text:style-name="P10">Username</text:p>
          </table:table-cell>
          <table:table-cell table:style-name="Table1.A1" office:value-type="string">
            <text:p text:style-name="P10">kk_labs_user_123076</text:p>
          </table:table-cell>
        </table:table-row>
        <table:table-row>
          <table:table-cell table:style-name="Table1.A1" office:value-type="string">
            <text:p text:style-name="P10">Password</text:p>
          </table:table-cell>
          <table:table-cell table:style-name="Table1.A1" office:value-type="string">
            <text:p text:style-name="P10">YXxl!1m@caxJ</text:p>
          </table:table-cell>
        </table:table-row>
        <table:table-row>
          <table:table-cell table:style-name="Table1.A1" office:value-type="string">
            <text:p text:style-name="P10">Start Time</text:p>
          </table:table-cell>
          <table:table-cell table:style-name="Table1.A1" office:value-type="string">
            <text:p text:style-name="P10">Mon Dec 29 05:54:33 UTC 2025</text:p>
          </table:table-cell>
        </table:table-row>
        <table:table-row>
          <table:table-cell table:style-name="Table1.A1" office:value-type="string">
            <text:p text:style-name="P10">End Time</text:p>
          </table:table-cell>
          <table:table-cell table:style-name="Table1.A1" office:value-type="string">
            <text:p text:style-name="P10">Mon Dec 29 06:54:33 UTC 2025</text:p>
          </table:table-cell>
        </table:table-row>
      </table:table>
      <text:p text:style-name="P5"><text:line-break/><text:span text:style-name="Source_20_Text">Notes:</text:span></text:p>
      <text:list xml:id="list4715156903853314899" text:style-name="L2">
        <text:list-item>
          <text:p text:style-name="P7">Create the resources only in <text:span text:style-name="Source_20_Text">us-east-1</text:span> region.</text:p>
        </text:list-item>
        <text:list-item>
          <text:p text:style-name="P7">To <text:span text:style-name="Source_20_Text">display</text:span> or <text:span text:style-name="Source_20_Text">hide</text:span> the terminal of the AWS client machine, you can use the expand toggle button as shown below:<text:line-break/><draw:frame draw:style-name="fr1" draw:name="graphics1" text:anchor-type="as-char" svg:width="7.802in" svg:height="2.1146in" draw:z-index="0"><draw:image xlink:href="https://res.cloudinary.com/dezmljkdo/image/upload/v1678742174/AWS%20Lambda/expand_panel_hjgfkl.png" xlink:type="simple" xlink:show="embed" xlink:actuate="onLoad"/><svg:title>toggle button</svg:title></draw:frame></text:p>
        </text:list-item>
      </text:list>
      <text:p text:style-name="P5">Solutions:-</text:p>
      <text:h text:style-name="P11" text:outline-level="2">Create Lambda Function</text:h>
      <text:list xml:id="list6489434416061376899" text:style-name="L3">
        <text:list-item>
          <text:p text:style-name="P3">Go to <text:span text:style-name="Strong_20_Emphasis">Services → Lambda → Create function</text:span>.</text:p>
        </text:list-item>
        <text:list-item>
          <text:p text:style-name="P3">Choose <text:span text:style-name="Strong_20_Emphasis">Author from scratch</text:span>.</text:p>
          <text:list>
            <text:list-item>
              <text:p text:style-name="P3">Function name: <text:span text:style-name="Source_20_Text">nautilus-lambda</text:span></text:p>
            </text:list-item>
            <text:list-item>
              <text:p text:style-name="P3"><text:soft-page-break/>Runtime: <text:span text:style-name="Strong_20_Emphasis">Python 3.x</text:span> (choose latest available, e.g., Python 3.12).</text:p>
            </text:list-item>
            <text:list-item>
              <text:p text:style-name="P3">Execution role: <text:span text:style-name="Strong_20_Emphasis">Use create new role</text:span> → <text:span text:style-name="Source_20_Text">lambda_execution_role</text:span>.</text:p>
            </text:list-item>
            <text:list-item>
              <text:p text:style-name="P3">Policy templates - <text:span text:style-name="T13">optional </text:span></text:p>
              <text:p text:style-name="P3"><text:span text:style-name="T14">Basic Lambda@Edge permissions (for CloudFront trigger)</text:span><text:span text:style-name="T15"> </text:span><text:span text:style-name="T14"><text:line-break/></text:span></text:p>
            </text:list-item>
            <text:list-item>
              <text:p text:style-name="P3">Click <text:span text:style-name="Strong_20_Emphasis">Create function</text:span>. </text:p>
            </text:list-item>
          </text:list>
        </text:list-item>
      </text:list>
      <text:p text:style-name="P5"/>
      <text:p text:style-name="P5"/>
      <text:h text:style-name="P11" text:outline-level="2">Add Function Code</text:h>
      <text:p text:style-name="Text_20_body">In the <text:span text:style-name="Strong_20_Emphasis">Code source</text:span> editor, paste:</text:p>
      <text:p text:style-name="P2"><text:span text:style-name="T3">def</text:span><text:span text:style-name="T4"> </text:span><text:span text:style-name="T6">lambda_handler</text:span><text:span text:style-name="T4">(</text:span><text:span text:style-name="T8">event</text:span><text:span text:style-name="T4">, </text:span><text:span text:style-name="T8">context</text:span><text:span text:style-name="T4">):</text:span></text:p>
      <text:p text:style-name="P1">    <text:span text:style-name="T10">return</text:span><text:span text:style-name="T9"> {</text:span></text:p>
      <text:p text:style-name="P1">        <text:span text:style-name="T11">'statusCode'</text:span><text:span text:style-name="T9">: </text:span><text:span text:style-name="T12">200</text:span><text:span text:style-name="T9">,</text:span></text:p>
      <text:p text:style-name="P1">        <text:span text:style-name="T11">'body'</text:span><text:span text:style-name="T9">: </text:span><text:span text:style-name="T11">'Welcome to KKE AWS Labs!'</text:span></text:p>
      <text:p text:style-name="P1">    <text:span text:style-name="T9">}</text:span></text:p>
      <text:p text:style-name="P5"/>
      <text:h text:style-name="Heading_20_2" text:outline-level="2">Test the Function</text:h>
      <text:list xml:id="list914170813286063558" text:style-name="L4">
        <text:list-item>
          <text:p text:style-name="P4">Click <text:span text:style-name="Strong_20_Emphasis">Test</text:span> → Configure a test event (choose “Hello World” template).</text:p>
        </text:list-item>
        <text:list-item>
          <text:p text:style-name="P4">Run the test.</text:p>
        </text:list-item>
        <text:list-item>
          <text:p text:style-name="P4">Verify the output:</text:p>
          <text:list>
            <text:list-item>
              <text:p text:style-name="P4"><text:span text:style-name="Strong_20_Emphasis">StatusCode</text:span>: <text:span text:style-name="Source_20_Text">200</text:span></text:p>
            </text:list-item>
            <text:list-item>
              <text:p text:style-name="P4"><text:span text:style-name="Strong_20_Emphasis">Body</text:span>: <text:span text:style-name="Source_20_Text">Welcome to KKE AWS Labs!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mazon Ember" svg:font-family="'Amazon Ember', 'Helvetica Neue', Roboto, Arial, sans-serif"/>
    <style:font-face style:name="Consolas" svg:font-family="Consolas, 'Courier New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M55S</meta:editing-duration>
    <meta:editing-cycles>4</meta:editing-cycles>
    <meta:generator>OpenOffice/4.1.16$Win32 OpenOffice.org_project/4116m3$Build-9816</meta:generator>
    <dc:date>2025-12-29T12:00:32.64</dc:date>
    <meta:document-statistic meta:table-count="1" meta:image-count="1" meta:object-count="0" meta:page-count="2" meta:paragraph-count="44" meta:word-count="296" meta:character-count="1900"/>
    <meta:user-defined meta:name="Info 1"/>
    <meta:user-defined meta:name="Info 2"/>
    <meta:user-defined meta:name="Info 3"/>
    <meta:user-defined meta:name="Info 4"/>
  </office:meta>
</office:document-meta>
</file>